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5cd59" officeooo:paragraph-rsid="0015cd59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Times New Roman" fo:font-size="20pt" fo:font-weight="bold" officeooo:rsid="0015cd59" officeooo:paragraph-rsid="0015cd59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gramação:</text:p>
      <text:p text:style-name="P1">Almeida_DB_project</text:p>
      <text:p text:style-name="P2"/>
      <text:p text:style-name="P2">Building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4:12:10.287567600</meta:creation-date>
    <meta:generator>LibreOffice/25.2.2.2$Windows_X86_64 LibreOffice_project/7370d4be9e3cf6031a51beef54ff3bda878e3fac</meta:generator>
    <dc:date>2025-12-24T21:35:23.230556500</dc:date>
    <meta:editing-duration>PT8M49S</meta:editing-duration>
    <meta:editing-cycles>1</meta:editing-cycles>
    <meta:document-statistic meta:table-count="0" meta:image-count="0" meta:object-count="0" meta:page-count="1" meta:paragraph-count="3" meta:word-count="3" meta:character-count="38" meta:non-whitespace-character-count="38"/>
  </office:meta>
</office:document-meta>
</file>